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EDA0E717EC00C937.png" manifest:media-type="image/png"/>
  <manifest:file-entry manifest:full-path="Pictures/10000201000005A00000032A8AFE79E7D40A4F8B.png" manifest:media-type="image/png"/>
  <manifest:file-entry manifest:full-path="Pictures/10000000000007800000043835C07B64BBF21FDD.png" manifest:media-type="image/png"/>
  <manifest:file-entry manifest:full-path="Pictures/10000000000005A00000032A588535B498E9E53C.jpg" manifest:media-type="image/jpeg"/>
  <manifest:file-entry manifest:full-path="Pictures/10000201000002D800000290878C8BC9D477DB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Roman" svg:font-family="'Avenir Roman'" style:font-pitch="variable"/>
    <style:font-face style:name="Helvetica" svg:font-family="Helvetica" style:font-pitch="variable"/>
    <style:font-face style:name="Myriad Pro" svg:font-family="'Myriad Pro'" style:font-pitch="variable"/>
    <style:font-face style:name="Myriad Pro Light" svg:font-family="'Myriad Pro Light'" style:font-pitch="variable"/>
    <style:font-face style:name="Myriad Pro Semibold" svg:font-family="'Myriad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7">
      <style:graphic-properties draw:stroke="solid" svg:stroke-width="0.035cm" svg:stroke-color="#ffffff" draw:stroke-linejoin="bevel" svg:stroke-linecap="square" draw:fill="none" draw:fill-color="#ffffff" draw:textarea-horizontal-align="justify" draw:textarea-vertical-align="top" draw:auto-grow-height="false" fo:min-height="7.26cm" fo:min-width="20.177cm" fo:padding-top="0.13cm" fo:padding-bottom="0.13cm" fo:padding-left="0.127cm" fo:padding-right="0.127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pr1" style:family="presentation" style:parent-style-name="Default-notes">
      <style:graphic-properties draw:fill-color="#ffffff" fo:min-height="11.43cm"/>
    </style:style>
    <style:style style:name="pr2" style:family="presentation" style:parent-style-name="Title3-title">
      <style:graphic-properties draw:stroke="none" draw:fill="none" draw:fill-color="#ffffff" draw:textarea-horizontal-align="justify" draw:textarea-vertical-align="top" draw:auto-grow-height="false" draw:auto-grow-width="false" fo:min-height="1.591cm" fo:min-width="0cm" fo:padding-top="0.127cm" fo:padding-bottom="0.127cm" fo:padding-left="0.127cm" fo:padding-right="0.127cm" fo:wrap-option="wrap" draw:shadow-color="#808080"/>
    </style:style>
    <style:style style:name="pr3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45cm" fo:min-width="0cm" fo:padding-top="0.127cm" fo:padding-bottom="0.127cm" fo:padding-left="0.127cm" fo:padding-right="0.127cm" fo:wrap-option="wrap" draw:shadow-color="#808080"/>
    </style:style>
    <style:style style:name="pr4" style:family="presentation" style:parent-style-name="Title3-notes">
      <style:graphic-properties draw:fill-color="#ffffff" fo:min-height="11.43cm"/>
    </style:style>
    <style:style style:name="pr5" style:family="presentation" style:parent-style-name="Title4-notes">
      <style:graphic-properties draw:fill-color="#ffffff" fo:min-height="11.43cm"/>
    </style:style>
    <style:style style:name="pr6" style:family="presentation" style:parent-style-name="Title2-notes">
      <style:graphic-properties draw:fill-color="#ffffff" fo:min-height="11.43cm"/>
    </style:style>
    <style:style style:name="P1" style:family="paragraph">
      <style:paragraph-properties fo:margin-left="0cm" fo:margin-right="0cm" fo:text-align="start" fo:text-indent="0cm" style:line-break="strict"/>
    </style:style>
    <style:style style:name="P2" style:family="paragraph">
      <style:paragraph-properties fo:margin-left="0cm" fo:margin-right="0cm" fo:line-height="100%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line-break="strict"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 style:line-break="strict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46cm" fo:margin-bottom="0cm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align="start" fo:text-indent="0cm" style:line-break="strict" style:writing-mode="lr-tb" style:font-independent-line-spacing="true"/>
    </style:style>
    <style:style style:name="P9" style:family="paragraph">
      <style:paragraph-properties fo:margin-left="0cm" fo:margin-right="0cm" fo:line-height="150%" fo:text-indent="0cm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50%" fo:text-indent="0cm" style:line-break="strict" style:writing-mode="lr-tb" style:font-independent-line-spacing="true"/>
    </style:style>
    <style:style style:name="T1" style:family="text">
      <style:text-properties fo:font-size="38pt" fo:language="en" fo:country="US" style:font-size-asian="38pt" style:language-asian="en" style:country-asian="US" style:font-size-complex="38pt" style:language-complex="en" style:country-complex="US"/>
    </style:style>
    <style:style style:name="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style:font-name="Myriad Pro" fo:language="en" fo:country="US" style:font-name-asian="Myriad Pro" style:language-asian="en" style:country-asian="US" style:font-name-complex="Myriad Pro" style:language-complex="en" style:country-complex="US"/>
    </style:style>
    <style:style style:name="T4" style:family="text">
      <style:text-properties fo:color="#17375e" style:font-name="Myriad Pro" fo:font-size="13pt" fo:language="en" fo:country="US" style:font-name-asian="Myriad Pro" style:font-size-asian="13pt" style:language-asian="en" style:country-asian="US" style:font-name-complex="Myriad Pro" style:font-size-complex="13pt" style:language-complex="en" style:country-complex="US"/>
    </style:style>
    <style:style style:name="T5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style:font-name="Myriad Pro" fo:font-size="24pt" fo:font-style="italic" style:font-name-asian="Myriad Pro" style:font-size-asian="24pt" style:font-style-asian="italic" style:font-name-complex="Myriad Pro" style:font-size-complex="24pt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17375e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5">
      <text:list-level-style-bullet text:level="1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305cm" text:min-label-width="0.635cm"/>
        <style:text-properties style:font-name="Myriad Pro Light" fo:color="#000000" fo:font-size="100%"/>
      </text:list-level-style-bullet>
      <text:list-level-style-bullet text:level="3" text:bullet-char="•">
        <style:list-level-properties text:space-before="2.54cm" text:min-label-width="0.687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824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Arial" style:font-pitch="variable" fo:color="#000000" fo:font-size="100%"/>
      </text:list-level-style-bullet>
      <text:list-level-style-bullet text:level="3" text:bullet-char="-">
        <style:list-level-properties text:space-before="2.54cm" text:min-label-width="0.687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824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Default" presentation:use-date-time-name="dtd1">
        <draw:custom-shape draw:name="Rectangle 1" draw:style-name="gr1" draw:text-style-name="P3" draw:layer="layout" svg:width="19.425cm" svg:height="4.747cm" svg:x="2.28cm" svg:y="2.752cm">
          <text:list text:style-name="L1">
            <text:list-header>
              <text:p text:style-name="P1"><text:span text:style-name="T1">Amazing Title Goes Here</text:span></text:p>
              <text:p text:style-name="P1"><text:span text:style-name="T2">Awesome Subtitle</text:span></text:p>
            </text:list-header>
          </text:list>
          <text:list text:style-name="L2">
            <text:list-header>
              <text:p text:style-name="P2"><text:span text:style-name="T3"/></text:p>
            </text:list-header>
          </text:list>
          <text:list text:style-name="L3">
            <text:list-header>
              <text:p text:style-name="P2"><text:span text:style-name="T4"/></text:p>
            </text:list-header>
          </text:list>
          <text:list text:style-name="L1">
            <text:list-header>
              <text:p text:style-name="P1"><text:span text:style-name="T5">Presenter Name, Job Titl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1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elcome to Liferay Symposium" draw:style-name="dp1" draw:master-page-name="Title3" presentation:use-date-time-name="dtd1">
        <draw:frame presentation:style-name="pr2" draw:text-style-name="P6" draw:layer="layout" svg:width="22.86cm" svg:height="1.844cm" svg:x="1.014cm" svg:y="1.005cm" presentation:class="title" presentation:user-transformed="true">
          <draw:text-box>
            <text:list text:style-name="L4">
              <text:list-header>
                <text:p text:style-name="P5">Welcome to Liferay Symposium</text:p>
              </text:list-header>
            </text:list>
          </draw:text-box>
        </draw:frame>
        <draw:frame presentation:style-name="pr3" draw:text-style-name="P6" draw:layer="layout" svg:width="23.367cm" svg:height="6.703cm" svg:x="1.013cm" svg:y="3.465cm" presentation:class="outline" presentation:user-transformed="true">
          <draw:text-box>
            <text:list text:style-name="L4">
              <text:list-header>
                <text:p text:style-name="P7"><text:span text:style-name="T6">Things to do in Paris, France</text:span></text:p>
              </text:list-header>
            </text:list>
            <text:list text:style-name="L5">
              <text:list-item>
                <text:list>
                  <text:list-item>
                    <text:p text:style-name="P7"><text:span text:style-name="T6">See the Eiffel Tow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Take lots of pictur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Visit The Louvr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6">Send a postc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4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 5" draw:style-name="dp1" draw:master-page-name="Title4" presentation:use-date-time-name="dtd1">
        <draw:custom-shape draw:name="AutoShape 1" draw:style-name="gr3" draw:text-style-name="P8" draw:layer="layout" svg:width="20.43cm" svg:height="7.519cm" svg:x="2.483cm" svg:y="3.382cm">
          <text:list text:style-name="L7">
            <text:list-header>
              <text:p/>
            </text:list-header>
          </text:list>
          <draw:enhanced-geometry draw:extrusion-allowed="true" draw:text-areas="0 0 21600 21600" draw:glue-points="3677444 1353344 3677444 1353344 3677444 1353344 3677444 1353344" draw:type="mso-spt100" draw:enhanced-path="M 0 0 L 20099 0 L 21600 4082 L 21600 21600 L 9 21600 L 0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0*sin(21600*(pi/180))"/>
            <draw:equation draw:name="f5" draw:formula=""/>
          </draw:enhanced-geometry>
        </draw:custom-shape>
        <draw:custom-shape draw:name="Rectangle 2" draw:style-name="gr4" draw:text-style-name="P10" draw:layer="layout" svg:width="17.961cm" svg:height="4.325cm" svg:x="3.717cm" svg:y="5.239cm">
          <text:list text:style-name="L2">
            <text:list-header>
              <text:p text:style-name="P9"><text:span text:style-name="T7">“</text:span><text:span text:style-name="T7">Liferay’s software helps you develop great customer experiences and modernize business operations.”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5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lide 10" draw:style-name="dp1" draw:master-page-name="Title2" presentation:use-date-time-name="dtd1"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6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Roman" svg:font-family="'Avenir Roman'" style:font-pitch="variable"/>
    <style:font-face style:name="Helvetica" svg:font-family="Helvetica" style:font-pitch="variable"/>
    <style:font-face style:name="Myriad Pro" svg:font-family="'Myriad Pro'" style:font-pitch="variable"/>
    <style:font-face style:name="Myriad Pro Light" svg:font-family="'Myriad Pro Light'" style:font-pitch="variable"/>
    <style:font-face style:name="Myriad Pro Semibold" svg:font-family="'Myriad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gradient draw:name="Gradient_20_2" draw:display-name="Gradient 2" draw:style="linear" draw:start-color="#000000" draw:end-color="#000000" draw:start-intensity="100%" draw:end-intensity="100%" draw:angle="0" draw:border="0%"/>
    <draw:opacity draw:name="Transparency_20_1" draw:display-name="Transparency 1" draw:style="linear" draw:start="8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Myriad Pro Light" fo:color="#ffffff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Myriad Pro Light" fo:color="#ffffff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Myriad Pro Light" fo:color="#ffffff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Myriad Pro Light" fo:font-family="'Myriad Pro Light'" style:font-pitch="variable" fo:font-size="21pt" fo:font-style="normal" fo:text-shadow="none" style:text-underline-style="none" fo:font-weight="normal" style:font-name-asian="Myriad Pro Light" style:font-family-asian="'Myriad Pro Light'" style:font-pitch-asian="variable" style:font-size-asian="21pt" style:font-style-asian="normal" style:font-weight-asian="normal" style:font-name-complex="Myriad Pro Light" style:font-family-complex="'Myriad Pro Light'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Myriad Pro Light" fo:color="#ffffff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Myriad Pro Light" fo:color="#ffffff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Myriad Pro Light" fo:color="#ffffff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Myriad Pro Light" fo:font-family="'Myriad Pro Light'" style:font-pitch="variable" fo:font-size="21pt" fo:font-style="normal" fo:text-shadow="none" style:text-underline-style="none" fo:font-weight="normal" style:font-name-asian="Myriad Pro Light" style:font-family-asian="'Myriad Pro Light'" style:font-pitch-asian="variable" style:font-size-asian="21pt" style:font-style-asian="normal" style:font-weight-asian="normal" style:font-name-complex="Myriad Pro Light" style:font-family-complex="'Myriad Pro Light'" style:font-pitch-complex="variable" style:font-size-complex="21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Avenir Roman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Avenir Roman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Avenir Roman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venir Roman" fo:font-family="'Avenir Roman'" style:font-pitch="variable" fo:font-size="24pt" fo:font-style="normal" fo:text-shadow="none" style:text-underline-style="none" fo:font-weight="normal" fo:background-color="transparent" style:font-name-asian="Avenir Roman" style:font-family-asian="'Avenir Roman'" style:font-pitch-asian="variable" style:font-size-asian="24pt" style:font-style-asian="normal" style:font-weight-asian="normal" style:font-name-complex="Avenir Roman" style:font-family-complex="'Avenir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127cm" fo:padding-right="0.127cm">
        <text:list-style style:name="Default-outline1">
          <text:list-level-style-bullet text:level="1" text:bullet-char="•">
            <style:list-level-properties text:min-label-width="0.771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33cm"/>
          <style:tab-stop style:position="1.803cm"/>
          <style:tab-stop style:position="3.073cm"/>
          <style:tab-stop style:position="4.343cm"/>
          <style:tab-stop style:position="5.613cm"/>
          <style:tab-stop style:position="6.883cm"/>
          <style:tab-stop style:position="8.153cm"/>
          <style:tab-stop style:position="9.423cm"/>
          <style:tab-stop style:position="10.693cm"/>
          <style:tab-stop style:position="11.963cm"/>
          <style:tab-stop style:position="13.233cm"/>
          <style:tab-stop style:position="14.503cm"/>
          <style:tab-stop style:position="15.773cm"/>
          <style:tab-stop style:position="17.043cm"/>
          <style:tab-stop style:position="18.313cm"/>
          <style:tab-stop style:position="19.583cm"/>
          <style:tab-stop style:position="20.853cm"/>
          <style:tab-stop style:position="22.123cm"/>
          <style:tab-stop style:position="23.393cm"/>
          <style:tab-stop style:position="24.663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  <style:tab-stop style:position="24.57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127cm" fo:padding-right="0.127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38pt" fo:font-style="normal" fo:text-shadow="none" style:text-underline-style="none" fo:font-weight="normal" fo:background-color="transparent" style:font-name-asian="Myriad Pro Light" style:font-family-asian="'Myriad Pro Light'" style:font-pitch-asian="variable" style:font-size-asian="38pt" style:font-style-asian="normal" style:font-weight-asian="normal" style:font-name-complex="Myriad Pro Light" style:font-family-complex="'Myriad Pro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Avenir Roman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Avenir Roman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Avenir Roman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venir Roman" fo:font-family="'Avenir Roman'" style:font-pitch="variable" fo:font-size="24pt" fo:font-style="normal" fo:text-shadow="none" style:text-underline-style="none" fo:font-weight="normal" style:letter-kerning="true" fo:background-color="transparent" style:font-name-asian="Avenir Roman" style:font-family-asian="'Avenir Roman'" style:font-pitch-asian="variable" style:font-size-asian="24pt" style:font-style-asian="normal" style:font-weight-asian="normal" style:font-name-complex="Avenir Roman" style:font-family-complex="'Avenir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771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33cm"/>
          <style:tab-stop style:position="1.803cm"/>
          <style:tab-stop style:position="3.073cm"/>
          <style:tab-stop style:position="4.343cm"/>
          <style:tab-stop style:position="5.613cm"/>
          <style:tab-stop style:position="6.883cm"/>
          <style:tab-stop style:position="8.153cm"/>
          <style:tab-stop style:position="9.423cm"/>
          <style:tab-stop style:position="10.693cm"/>
          <style:tab-stop style:position="11.963cm"/>
          <style:tab-stop style:position="13.233cm"/>
          <style:tab-stop style:position="14.503cm"/>
          <style:tab-stop style:position="15.773cm"/>
          <style:tab-stop style:position="17.043cm"/>
          <style:tab-stop style:position="18.313cm"/>
          <style:tab-stop style:position="19.583cm"/>
          <style:tab-stop style:position="20.853cm"/>
          <style:tab-stop style:position="22.123cm"/>
          <style:tab-stop style:position="23.393cm"/>
          <style:tab-stop style:position="24.663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  <style:tab-stop style:position="24.57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38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38pt" style:font-style-asian="normal" style:font-weight-asian="normal" style:font-name-complex="Myriad Pro Light" style:font-family-complex="'Myriad Pro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Avenir Roman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Avenir Roman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Avenir Roman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venir Roman" fo:font-family="'Avenir Roman'" style:font-pitch="variable" fo:font-size="24pt" fo:font-style="normal" fo:text-shadow="none" style:text-underline-style="none" fo:font-weight="normal" style:letter-kerning="true" fo:background-color="transparent" style:font-name-asian="Avenir Roman" style:font-family-asian="'Avenir Roman'" style:font-pitch-asian="variable" style:font-size-asian="24pt" style:font-style-asian="normal" style:font-weight-asian="normal" style:font-name-complex="Avenir Roman" style:font-family-complex="'Avenir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771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33cm"/>
          <style:tab-stop style:position="1.803cm"/>
          <style:tab-stop style:position="3.073cm"/>
          <style:tab-stop style:position="4.343cm"/>
          <style:tab-stop style:position="5.613cm"/>
          <style:tab-stop style:position="6.883cm"/>
          <style:tab-stop style:position="8.153cm"/>
          <style:tab-stop style:position="9.423cm"/>
          <style:tab-stop style:position="10.693cm"/>
          <style:tab-stop style:position="11.963cm"/>
          <style:tab-stop style:position="13.233cm"/>
          <style:tab-stop style:position="14.503cm"/>
          <style:tab-stop style:position="15.773cm"/>
          <style:tab-stop style:position="17.043cm"/>
          <style:tab-stop style:position="18.313cm"/>
          <style:tab-stop style:position="19.583cm"/>
          <style:tab-stop style:position="20.853cm"/>
          <style:tab-stop style:position="22.123cm"/>
          <style:tab-stop style:position="23.393cm"/>
          <style:tab-stop style:position="24.663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  <style:tab-stop style:position="24.57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38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38pt" style:font-style-asian="normal" style:font-weight-asian="normal" style:font-name-complex="Myriad Pro Light" style:font-family-complex="'Myriad Pro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Avenir Roman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Avenir Roman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Avenir Roman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venir Roman" fo:font-family="'Avenir Roman'" style:font-pitch="variable" fo:font-size="24pt" fo:font-style="normal" fo:text-shadow="none" style:text-underline-style="none" fo:font-weight="normal" style:letter-kerning="true" fo:background-color="transparent" style:font-name-asian="Avenir Roman" style:font-family-asian="'Avenir Roman'" style:font-pitch-asian="variable" style:font-size-asian="24pt" style:font-style-asian="normal" style:font-weight-asian="normal" style:font-name-complex="Avenir Roman" style:font-family-complex="'Avenir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127cm" fo:padding-right="0.127cm">
        <text:list-style style:name="Title3-outline1">
          <text:list-level-style-bullet text:level="1" text:bullet-char="•">
            <style:list-level-properties text:min-label-width="0.771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33cm"/>
          <style:tab-stop style:position="1.803cm"/>
          <style:tab-stop style:position="3.073cm"/>
          <style:tab-stop style:position="4.343cm"/>
          <style:tab-stop style:position="5.613cm"/>
          <style:tab-stop style:position="6.883cm"/>
          <style:tab-stop style:position="8.153cm"/>
          <style:tab-stop style:position="9.423cm"/>
          <style:tab-stop style:position="10.693cm"/>
          <style:tab-stop style:position="11.963cm"/>
          <style:tab-stop style:position="13.233cm"/>
          <style:tab-stop style:position="14.503cm"/>
          <style:tab-stop style:position="15.773cm"/>
          <style:tab-stop style:position="17.043cm"/>
          <style:tab-stop style:position="18.313cm"/>
          <style:tab-stop style:position="19.583cm"/>
          <style:tab-stop style:position="20.853cm"/>
          <style:tab-stop style:position="22.123cm"/>
          <style:tab-stop style:position="23.393cm"/>
          <style:tab-stop style:position="24.663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  <style:tab-stop style:position="24.57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127cm" fo:padding-right="0.127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38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38pt" style:font-style-asian="normal" style:font-weight-asian="normal" style:font-name-complex="Myriad Pro Light" style:font-family-complex="'Myriad Pro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Avenir Roman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Avenir Roman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Avenir Roman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venir Roman" fo:font-family="'Avenir Roman'" style:font-pitch="variable" fo:font-size="24pt" fo:font-style="normal" fo:text-shadow="none" style:text-underline-style="none" fo:font-weight="normal" style:letter-kerning="true" fo:background-color="transparent" style:font-name-asian="Avenir Roman" style:font-family-asian="'Avenir Roman'" style:font-pitch-asian="variable" style:font-size-asian="24pt" style:font-style-asian="normal" style:font-weight-asian="normal" style:font-name-complex="Avenir Roman" style:font-family-complex="'Avenir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771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33cm"/>
          <style:tab-stop style:position="1.803cm"/>
          <style:tab-stop style:position="3.073cm"/>
          <style:tab-stop style:position="4.343cm"/>
          <style:tab-stop style:position="5.613cm"/>
          <style:tab-stop style:position="6.883cm"/>
          <style:tab-stop style:position="8.153cm"/>
          <style:tab-stop style:position="9.423cm"/>
          <style:tab-stop style:position="10.693cm"/>
          <style:tab-stop style:position="11.963cm"/>
          <style:tab-stop style:position="13.233cm"/>
          <style:tab-stop style:position="14.503cm"/>
          <style:tab-stop style:position="15.773cm"/>
          <style:tab-stop style:position="17.043cm"/>
          <style:tab-stop style:position="18.313cm"/>
          <style:tab-stop style:position="19.583cm"/>
          <style:tab-stop style:position="20.853cm"/>
          <style:tab-stop style:position="22.123cm"/>
          <style:tab-stop style:position="23.393cm"/>
          <style:tab-stop style:position="24.663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  <style:tab-stop style:position="24.57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38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38pt" style:font-style-asian="normal" style:font-weight-asian="normal" style:font-name-complex="Myriad Pro Light" style:font-family-complex="'Myriad Pro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84cm" fo:min-width="0cm" fo:padding-top="0.13cm" fo:padding-bottom="0.13cm" fo:padding-left="0.127cm" fo:padding-right="0.127cm" fo:wrap-option="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0.79cm" fo:min-width="8.132cm" fo:padding-top="0.282cm" fo:padding-bottom="0.282cm" fo:padding-left="0.282cm" fo:padding-right="0.282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0.94cm" fo:min-width="0cm" fo:padding-top="0.13cm" fo:padding-bottom="0.13cm" fo:padding-left="0.127cm" fo:padding-right="0.127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0.79cm" fo:min-width="8.132cm" fo:padding-top="0.282cm" fo:padding-bottom="0.282cm" fo:padding-left="0.282cm" fo:padding-right="0.282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84cm" fo:min-width="0cm" fo:padding-top="0.13cm" fo:padding-bottom="0.13cm" fo:padding-left="0.127cm" fo:padding-right="0.127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0.79cm" fo:min-width="8.132cm" fo:padding-top="0.282cm" fo:padding-bottom="0.282cm" fo:padding-left="0.282cm" fo:padding-right="0.282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84cm" fo:min-width="0cm" fo:padding-top="0.13cm" fo:padding-bottom="0.13cm" fo:padding-left="0.127cm" fo:padding-right="0.127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0.79cm" fo:min-width="8.132cm" fo:padding-top="0.282cm" fo:padding-bottom="0.282cm" fo:padding-left="0.282cm" fo:padding-right="0.282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0.94cm" fo:min-width="0cm" fo:padding-top="0.13cm" fo:padding-bottom="0.13cm" fo:padding-left="0.127cm" fo:padding-right="0.12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indent="0cm" style:line-break="strict"/>
    </style:style>
    <style:style style:name="MP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line-height="100%" fo:text-align="start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line-break="strict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style:font-name="Myriad Pro" fo:font-size="12pt" fo:language="en" fo:country="US" style:font-name-asian="Myriad Pro" style:font-size-asian="12pt" style:language-asian="en" style:country-asian="US" style:font-name-complex="Myriad Pro" style:font-size-complex="12pt" style:language-complex="en" style:country-complex="US"/>
    </style:style>
    <style:style style:name="MT3" style:family="text">
      <style:text-properties fo:color="#535353" fo:font-size="18pt" fo:language="en" fo:country="US" style:font-size-asian="18pt" style:language-asian="en" style:country-asian="US" style:font-size-complex="18pt" style:language-complex="en" style:country-complex="US"/>
    </style:style>
    <style:style style:name="MT4" style:family="text">
      <style:text-properties fo:color="#d3d3d3" style:font-name="Myriad Pro" fo:font-size="12pt" style:font-name-asian="Myriad Pro" style:font-size-asian="12pt" style:font-name-complex="Myriad Pro" style:font-size-complex="12pt"/>
    </style:style>
    <style:style style:name="MT5" style:family="text">
      <style:text-properties fo:color="#d3d3d3" style:font-name="Myriad Pro" fo:font-size="12pt" fo:language="en" fo:country="US" style:font-name-asian="Myriad Pro" style:font-size-asian="12pt" style:language-asian="en" style:country-asian="US" style:font-name-complex="Myriad Pro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323333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535353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draw:name="Picture 1" draw:style-name="Mgr3" draw:text-style-name="MP5" draw:layer="backgroundobjects" svg:width="25.4cm" svg:height="14.288cm" svg:x="0cm" svg:y="0cm">
        <draw:image xlink:href="Pictures/10000000000007800000043835C07B64BBF21FDD.png" xlink:type="simple" xlink:show="embed" xlink:actuate="onLoad">
          <text:p/>
        </draw:image>
        <svg:desc>Slide-Deck-BG-wide.png</svg:desc>
      </draw:frame>
      <draw:frame presentation:style-name="Default-title" draw:layer="backgroundobjects" svg:width="22.86cm" svg:height="3.144cm" svg:x="1.27cm" svg:y="0.19cm" presentation:class="title" presentation:placeholder="true">
        <draw:text-box/>
      </draw:frame>
      <draw:frame presentation:style-name="Default-outline1" draw:layer="backgroundobjects" svg:width="22.86cm" svg:height="10.954cm" svg:x="1.27cm" svg:y="3.334cm" presentation:class="outline" presentation:placeholder="true">
        <draw:text-box/>
      </draw:frame>
      <draw:frame draw:style-name="Mgr4" draw:text-style-name="MP7" draw:layer="backgroundobjects" svg:width="5.927cm" svg:height="0.983cm" svg:x="18.202cm" svg:y="12.748cm" presentation:class="page-number">
        <draw:text-box>
          <text:list text:style-name="ML1">
            <text:list-header>
              <text:p text:style-name="MP6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1" draw:style-name="Mgr3" draw:text-style-name="MP5" draw:layer="backgroundobjects" svg:width="25.4cm" svg:height="14.288cm" svg:x="0cm" svg:y="0cm">
        <draw:image xlink:href="Pictures/10000201000005A00000032A8AFE79E7D40A4F8B.png" xlink:type="simple" xlink:show="embed" xlink:actuate="onLoad">
          <text:p/>
        </draw:image>
        <svg:desc>full-photo-BG-wide.png</svg:desc>
      </draw:frame>
      <draw:custom-shape draw:name="Rectangle 2" draw:style-name="Mgr6" draw:text-style-name="MP10" draw:layer="backgroundobjects" svg:width="8.696cm" svg:height="1.354cm" svg:x="0.406cm" svg:y="13.079cm">
        <text:list text:style-name="ML2">
          <text:list-header>
            <text:p text:style-name="MP9"><text:span text:style-name="MT2">#LSNA1</text:span><text:span text:style-name="MT2">7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7" draw:text-style-name="MP7" draw:layer="backgroundobjects" svg:width="5.927cm" svg:height="0.939cm" svg:x="18.202cm" svg:y="12.77cm" presentation:class="page-number">
        <draw:text-box>
          <text:list text:style-name="ML3">
            <text:list-header>
              <text:p text:style-name="MP6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icture 1" draw:style-name="Mgr3" draw:text-style-name="MP5" draw:layer="backgroundobjects" svg:width="25.4cm" svg:height="14.288cm" svg:x="0cm" svg:y="0cm">
        <draw:image xlink:href="Pictures/10000000000005A00000032A588535B498E9E53C.jpg" xlink:type="simple" xlink:show="embed" xlink:actuate="onLoad">
          <text:p/>
        </draw:image>
        <svg:desc>Slide-Deck-BG-wide2.jpg</svg:desc>
      </draw:frame>
      <draw:custom-shape draw:name="Rectangle 2" draw:style-name="Mgr8" draw:text-style-name="MP10" draw:layer="backgroundobjects" svg:width="8.696cm" svg:height="1.354cm" svg:x="0.406cm" svg:y="12.528cm">
        <text:list text:style-name="ML2">
          <text:list-header>
            <text:p text:style-name="MP9"><text:span text:style-name="MT4">#LSNA1</text:span><text:span text:style-name="MT4">7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3" draw:style-name="Mgr3" draw:text-style-name="MP5" draw:layer="backgroundobjects" svg:width="10.773cm" svg:height="9.706cm" svg:x="7.311cm" svg:y="1.768cm">
        <draw:image xlink:href="Pictures/10000201000002D800000290878C8BC9D477DB46.png" xlink:type="simple" xlink:show="embed" xlink:actuate="onLoad">
          <text:p/>
        </draw:image>
        <svg:desc>pasted-image.pdf</svg:desc>
      </draw:frame>
      <draw:frame draw:style-name="Mgr9" draw:text-style-name="MP7" draw:layer="backgroundobjects" svg:width="5.927cm" svg:height="0.983cm" svg:x="18.202cm" svg:y="12.748cm" presentation:class="page-number">
        <draw:text-box>
          <text:list text:style-name="ML1">
            <text:list-header>
              <text:p text:style-name="MP6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1" draw:style-name="Mgr3" draw:text-style-name="MP5" draw:layer="backgroundobjects" svg:width="25.4cm" svg:height="14.288cm" svg:x="0cm" svg:y="0cm">
        <draw:image xlink:href="Pictures/10000000000005A00000032A588535B498E9E53C.jpg" xlink:type="simple" xlink:show="embed" xlink:actuate="onLoad">
          <text:p/>
        </draw:image>
        <svg:desc>Slide-Deck-BG-wide2.jpg</svg:desc>
      </draw:frame>
      <draw:frame presentation:style-name="Title3-title" draw:layer="backgroundobjects" svg:width="22.86cm" svg:height="1.844cm" svg:x="1.014cm" svg:y="1.693cm" presentation:class="title" presentation:placeholder="true">
        <draw:text-box/>
      </draw:frame>
      <draw:frame presentation:style-name="Title3-outline1" draw:layer="backgroundobjects" svg:width="23.367cm" svg:height="6.703cm" svg:x="1.013cm" svg:y="4.153cm" presentation:class="outline" presentation:placeholder="true">
        <draw:text-box/>
      </draw:frame>
      <draw:custom-shape draw:name="Rectangle 4" draw:style-name="Mgr10" draw:text-style-name="MP10" draw:layer="backgroundobjects" svg:width="8.696cm" svg:height="1.354cm" svg:x="0.406cm" svg:y="12.528cm">
        <text:list text:style-name="ML2">
          <text:list-header>
            <text:p text:style-name="MP9"><text:span text:style-name="MT5">#LSNA17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11" draw:text-style-name="MP7" draw:layer="backgroundobjects" svg:width="5.927cm" svg:height="0.983cm" svg:x="18.202cm" svg:y="12.748cm" presentation:class="page-number">
        <draw:text-box>
          <text:list text:style-name="ML1">
            <text:list-header>
              <text:p text:style-name="MP6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1" draw:style-name="Mgr3" draw:text-style-name="MP5" draw:layer="backgroundobjects" svg:width="25.4cm" svg:height="14.288cm" svg:x="0cm" svg:y="0cm">
        <draw:image xlink:href="Pictures/100000000000078000000438EDA0E717EC00C937.png" xlink:type="simple" xlink:show="embed" xlink:actuate="onLoad">
          <text:p/>
        </draw:image>
        <svg:desc>full-color-BG-wide.png</svg:desc>
      </draw:frame>
      <draw:custom-shape draw:name="Rectangle 2" draw:style-name="Mgr12" draw:text-style-name="MP10" draw:layer="backgroundobjects" svg:width="8.696cm" svg:height="1.354cm" svg:x="0.406cm" svg:y="12.528cm">
        <text:list text:style-name="ML2">
          <text:list-header>
            <text:p text:style-name="MP9"><text:span text:style-name="MT5">#LSNA17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13" draw:text-style-name="MP7" draw:layer="backgroundobjects" svg:width="5.927cm" svg:height="0.939cm" svg:x="18.202cm" svg:y="12.77cm" presentation:class="page-number">
        <draw:text-box>
          <text:list text:style-name="ML3">
            <text:list-header>
              <text:p text:style-name="MP6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creator>Raymond Augé</dc:creator>
    <dc:date>2017-10-16T11:56:56.515410260</dc:date>
    <meta:editing-cycles>2</meta:editing-cycles>
    <meta:editing-duration>PT25S</meta:editing-duration>
    <meta:document-statistic meta:object-count="57"/>
    <meta:generator>LibreOffice/5.3.1.2$Linux_X86_64 LibreOffice_project/30m0$Build-2</meta:generator>
  </office:meta>
</office:document-meta>
</file>